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ApplicationListenerAdapterTests.invokesExceptionHandler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ansactionalApplicationListenerAdapterTests.useSpecified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ansactionalApplicationListenerAdapterTests.invokesCompletionCallbackOn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nsactionalApplicationListenerAdapterTests.runInTransaction( Runnable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